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onaco" svg:font-family="Monaco, Menl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5a1" officeooo:paragraph-rsid="000465a1" style:font-weight-asian="bold" style:font-weight-complex="bold"/>
    </style:style>
    <style:style style:name="P2" style:family="paragraph" style:parent-style-name="Standard">
      <style:text-properties fo:font-weight="bold" officeooo:rsid="0005d4c7" officeooo:paragraph-rsid="0005d4c7" style:font-weight-asian="bold" style:font-weight-complex="bold"/>
    </style:style>
    <style:style style:name="P3" style:family="paragraph" style:parent-style-name="Standard">
      <style:text-properties officeooo:paragraph-rsid="000465a1"/>
    </style:style>
    <style:style style:name="P4" style:family="paragraph" style:parent-style-name="Standard">
      <style:text-properties officeooo:rsid="0005d4c7" officeooo:paragraph-rsid="0005d4c7"/>
    </style:style>
    <style:style style:name="P5" style:family="paragraph" style:parent-style-name="Standard">
      <style:text-properties officeooo:rsid="00069552" officeooo:paragraph-rsid="00069552"/>
    </style:style>
    <style:style style:name="P6" style:family="paragraph" style:parent-style-name="Standard">
      <style:text-properties officeooo:paragraph-rsid="00069552"/>
    </style:style>
    <style:style style:name="P7" style:family="paragraph" style:parent-style-name="Standard">
      <style:text-properties fo:language="en" fo:country="US" officeooo:rsid="00092762" officeooo:paragraph-rsid="00092762"/>
    </style:style>
    <style:style style:name="P8" style:family="paragraph" style:parent-style-name="Standard">
      <style:text-properties officeooo:rsid="00069552" officeooo:paragraph-rsid="00069552"/>
    </style:style>
    <style:style style:name="P9" style:family="paragraph" style:parent-style-name="Standard">
      <style:text-properties officeooo:rsid="00069552" officeooo:paragraph-rsid="000afd4d"/>
    </style:style>
    <style:style style:name="P10" style:family="paragraph" style:parent-style-name="Standard">
      <style:text-properties fo:language="en" fo:country="US" officeooo:rsid="000ae1b5" officeooo:paragraph-rsid="000ae1b5"/>
    </style:style>
    <style:style style:name="P11" style:family="paragraph" style:parent-style-name="Standard">
      <style:text-properties officeooo:paragraph-rsid="00069552"/>
    </style:style>
    <style:style style:name="P12" style:family="paragraph" style:parent-style-name="Standard">
      <style:text-properties officeooo:paragraph-rsid="000afd4d"/>
    </style:style>
    <style:style style:name="P13" style:family="paragraph" style:parent-style-name="Standard">
      <style:text-properties officeooo:rsid="000caadf" officeooo:paragraph-rsid="000caadf"/>
    </style:style>
    <style:style style:name="P14" style:family="paragraph" style:parent-style-name="Standard">
      <style:text-properties officeooo:paragraph-rsid="000caadf"/>
    </style:style>
    <style:style style:name="P15" style:family="paragraph" style:parent-style-name="Standard">
      <style:text-properties fo:font-weight="bold" officeooo:rsid="000caadf" officeooo:paragraph-rsid="000caadf" style:font-weight-asian="bold" style:font-weight-complex="bold"/>
    </style:style>
    <style:style style:name="P16" style:family="paragraph" style:parent-style-name="Standard">
      <style:text-properties fo:font-weight="bold" officeooo:rsid="000e1aa2" officeooo:paragraph-rsid="000e1aa2" style:font-weight-asian="bold" style:font-weight-complex="bold"/>
    </style:style>
    <style:style style:name="P17" style:family="paragraph" style:parent-style-name="Standard">
      <style:text-properties fo:font-weight="bold" officeooo:rsid="00125e1c" officeooo:paragraph-rsid="00125e1c" style:font-weight-asian="bold" style:font-weight-complex="bold"/>
    </style:style>
    <style:style style:name="P18" style:family="paragraph" style:parent-style-name="Standard">
      <style:text-properties officeooo:paragraph-rsid="000d7009"/>
    </style:style>
    <style:style style:name="P19" style:family="paragraph" style:parent-style-name="Standard">
      <style:text-properties officeooo:rsid="000e1aa2" officeooo:paragraph-rsid="000e1aa2"/>
    </style:style>
    <style:style style:name="P20" style:family="paragraph" style:parent-style-name="Standard">
      <style:text-properties fo:font-size="15pt" fo:font-weight="bold" officeooo:rsid="000e1aa2" officeooo:paragraph-rsid="000e1aa2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0465a1" officeooo:paragraph-rsid="000465a1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14569b" officeooo:paragraph-rsid="0014569b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152a6e" officeooo:paragraph-rsid="00152a6e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197f3b" officeooo:paragraph-rsid="00197f3b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paragraph-rsid="000465a1"/>
    </style:style>
    <style:style style:name="P26" style:family="paragraph" style:parent-style-name="Standard">
      <style:text-properties officeooo:rsid="0005d4c7" officeooo:paragraph-rsid="0005d4c7"/>
    </style:style>
    <style:style style:name="P27" style:family="paragraph" style:parent-style-name="Standard">
      <style:text-properties officeooo:rsid="000e9ddc" officeooo:paragraph-rsid="000e9ddc"/>
    </style:style>
    <style:style style:name="P28" style:family="paragraph" style:parent-style-name="Standard">
      <style:text-properties officeooo:rsid="000e9ddc" officeooo:paragraph-rsid="00102397"/>
    </style:style>
    <style:style style:name="P29" style:family="paragraph" style:parent-style-name="Standard">
      <style:text-properties fo:color="#c9211e" loext:opacity="100%" officeooo:paragraph-rsid="00102397"/>
    </style:style>
    <style:style style:name="P30" style:family="paragraph" style:parent-style-name="Standard">
      <style:text-properties fo:color="#c9211e" loext:opacity="100%" officeooo:rsid="001403e4" officeooo:paragraph-rsid="001403e4"/>
    </style:style>
    <style:style style:name="P31" style:family="paragraph" style:parent-style-name="Standard">
      <style:text-properties officeooo:paragraph-rsid="0011f248"/>
    </style:style>
    <style:style style:name="P32" style:family="paragraph" style:parent-style-name="Standard">
      <style:text-properties fo:font-weight="normal" officeooo:rsid="00125e1c" officeooo:paragraph-rsid="00125e1c" style:font-weight-asian="normal" style:font-weight-complex="normal"/>
    </style:style>
    <style:style style:name="P33" style:family="paragraph" style:parent-style-name="Standard">
      <style:text-properties officeooo:rsid="0014569b" officeooo:paragraph-rsid="0014569b"/>
    </style:style>
    <style:style style:name="P34" style:family="paragraph" style:parent-style-name="Standard">
      <style:text-properties officeooo:rsid="00152a6e" officeooo:paragraph-rsid="00152a6e"/>
    </style:style>
    <style:style style:name="P35" style:family="paragraph" style:parent-style-name="Standard">
      <style:text-properties officeooo:rsid="00197f3b" officeooo:paragraph-rsid="00197f3b"/>
    </style:style>
    <style:style style:name="T1" style:family="text">
      <style:text-properties officeooo:rsid="000465a1"/>
    </style:style>
    <style:style style:name="T2" style:family="text">
      <style:text-properties officeooo:rsid="000469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9552" style:font-weight-asian="bold" style:font-weight-complex="bold"/>
    </style:style>
    <style:style style:name="T5" style:family="text">
      <style:text-properties fo:font-weight="bold" officeooo:rsid="000caadf" style:font-weight-asian="bold" style:font-weight-complex="bold"/>
    </style:style>
    <style:style style:name="T6" style:family="text">
      <style:text-properties fo:font-weight="bold" officeooo:rsid="000d7009" style:font-weight-asian="bold" style:font-weight-complex="bold"/>
    </style:style>
    <style:style style:name="T7" style:family="text">
      <style:text-properties fo:font-weight="bold" officeooo:rsid="00102397" style:font-weight-asian="bold" style:font-weight-complex="bold"/>
    </style:style>
    <style:style style:name="T8" style:family="text">
      <style:text-properties fo:font-weight="bold" officeooo:rsid="0016cd0d" style:font-weight-asian="bold" style:font-weight-complex="bold"/>
    </style:style>
    <style:style style:name="T9" style:family="text">
      <style:text-properties fo:font-weight="bold" officeooo:rsid="001acbac" style:font-weight-asian="bold" style:font-weight-complex="bold"/>
    </style:style>
    <style:style style:name="T10" style:family="text">
      <style:text-properties officeooo:rsid="000ae1b5"/>
    </style:style>
    <style:style style:name="T11" style:family="text">
      <style:text-properties officeooo:rsid="00069552"/>
    </style:style>
    <style:style style:name="T12" style:family="text">
      <style:text-properties officeooo:rsid="000afd4d"/>
    </style:style>
    <style:style style:name="T13" style:family="text">
      <style:text-properties officeooo:rsid="000caadf"/>
    </style:style>
    <style:style style:name="T14" style:family="text">
      <style:text-properties officeooo:rsid="000d7009"/>
    </style:style>
    <style:style style:name="T15" style:family="text">
      <style:text-properties fo:color="#c9211e" loext:opacity="100%" fo:font-weight="bold" officeooo:rsid="000d7009" style:font-weight-asian="bold" style:font-weight-complex="bold"/>
    </style:style>
    <style:style style:name="T16" style:family="text">
      <style:text-properties fo:color="#c9211e" loext:opacity="100%" fo:font-weight="bold" officeooo:rsid="00125e1c" style:font-weight-asian="bold" style:font-weight-complex="bold"/>
    </style:style>
    <style:style style:name="T17" style:family="text">
      <style:text-properties officeooo:rsid="000e1aa2"/>
    </style:style>
    <style:style style:name="T18" style:family="text">
      <style:text-properties officeooo:rsid="00102397"/>
    </style:style>
    <style:style style:name="T19" style:family="text">
      <style:text-properties officeooo:rsid="001198ce"/>
    </style:style>
    <style:style style:name="T20" style:family="text">
      <style:text-properties officeooo:rsid="0011f248"/>
    </style:style>
    <style:style style:name="T21" style:family="text">
      <style:text-properties officeooo:rsid="001acb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endencies</text:p>
      <text:p text:style-name="P1"/>
      <text:p text:style-name="Standard">&lt;dependency&gt;</text:p>
      <text:p text:style-name="Standard"><text:s text:c="4"/>&lt;groupId&gt;org.springframework.integration&lt;/groupId&gt;</text:p>
      <text:p text:style-name="Standard"><text:s text:c="4"/>&lt;artifactId&gt;spring-integration-core&lt;/artifactId&gt;</text:p>
      <text:p text:style-name="Standard"><text:s text:c="4"/>&lt;version&gt;4.3.5.RELEASE&lt;/version&gt;</text:p>
      <text:p text:style-name="Standard">&lt;/dependency&gt;</text:p>
      <text:p text:style-name="Standard"/>
      <text:p text:style-name="P2">Architecture</text:p>
      <text:p text:style-name="P4">Message – unit of data(with metadata)</text:p>
      <text:p text:style-name="P4"/>
      <text:p text:style-name="P4">Channel – pipe through which message is delivered to other sub-system.</text:p>
      <text:p text:style-name="P4">Types of channels:</text:p>
      <text:p text:style-name="P4">1) Point-to-point (P2P). Class <text:span text:style-name="T3">DirrectChannel</text:span>.</text:p>
      <text:p text:style-name="P4">2) Publish-subscribe(pub-Sub). Class <text:span text:style-name="T3">PublishSubscribeChannel</text:span>.</text:p>
      <text:p text:style-name="P17">Special channels</text:p>
      <text:p text:style-name="P32">“errorChannel”</text:p>
      <text:p text:style-name="P32">“nullChannel” – logs inbound messages in DEBUG level.</text:p>
      <text:p text:style-name="P4"/>
      <text:p text:style-name="P5">Bridge – connects 2 channels or adapters?? @BridgeFrom</text:p>
      <text:p text:style-name="P5"/>
      <text:p text:style-name="P10">Endpoints – where message comes</text:p>
      <text:p text:style-name="P10">1) message filter – like predicate to deside if message should go via channel</text:p>
      <text:p text:style-name="P10">2) router – desides to which channel(s) message will go</text:p>
      <text:p text:style-name="P10">3) splitter – splits single message on many parts(which will be sent to appropriate cahnnels)</text:p>
      <text:p text:style-name="P10">4) aggregator – <text:span text:style-name="T12">reverse to splitter</text:span></text:p>
      <text:p text:style-name="P6"><text:span text:style-name="T10">5) s</text:span><text:span text:style-name="T11">ervice activator – actually bean with </text:span><text:span text:style-name="T4">@ServiceActivator</text:span><text:span text:style-name="T11"> over some method, which will be invoked when message comes</text:span><text:span text:style-name="T12">(may delegate functionality to some service)</text:span><text:span text:style-name="T11">.</text:span></text:p>
      <text:p text:style-name="P12"><text:span text:style-name="T12">6) a</text:span><text:span text:style-name="T11">dapter – same as pattern: allows to connect different interfaces.</text:span></text:p>
      <text:p text:style-name="P9">@InboundChannelAdapter</text:p>
      <text:p text:style-name="P9"><text:a xlink:type="simple" xlink:href="https://docs.spring.io/spring-integration/docs/5.1.0.M1/reference/html/endpoint-summary.html" text:style-name="Internet_20_link" text:visited-style-name="Visited_20_Internet_20_Link">https://docs.spring.io/spring-integration/docs/5.1.0.M1/reference/html/endpoint-summary.html</text:a></text:p>
      <text:p text:style-name="P5"/>
      <text:p text:style-name="P7">Flow – it is configuration, def. how message is processed</text:p>
      <text:p text:style-name="P7"/>
      <text:p text:style-name="P7">Gateways - ??</text:p>
      <text:p text:style-name="P6"/>
      <text:p text:style-name="P13">Endpoint, which consumes messages consists of 2 (spring’s)beans: consumer, handler.</text:p>
      <text:p text:style-name="P15">Naming convension for these beans:</text:p>
      <text:p text:style-name="P13">1) if defined in xml, like &lt;int:service-activator id = "someService"../&gt;. Consumer is “someService”, handler is “someService.handler”</text:p>
      <text:p text:style-name="P13">2) if def in annotated pojo, like there is class SomeComponent<text:span text:style-name="T14">(</text:span><text:span text:style-name="T6">may be @Configuration</text:span><text:span text:style-name="T14">)</text:span> with @ServiceActivator annotated someMethod()<text:span text:style-name="T14">(</text:span><text:span text:style-name="T6">may have @Bean</text:span><text:span text:style-name="T14">)</text:span>. Consumer is “someComponent.someMethod.ServiceActivator”, handler is “consumer-name.handler”</text:p>
      <text:p text:style-name="P15">but</text:p>
      <text:p text:style-name="P14"><text:span text:style-name="T13">you may place </text:span><text:span text:style-name="T5">@EndpointId</text:span><text:span text:style-name="T13">(“desiredName”) over someMethod and consumer will be “desiredName”, handler – “desiredName.handler”</text:span></text:p>
      <text:p text:style-name="P18"><text:span text:style-name="T14">3) </text:span><text:span text:style-name="T15">something about SourcePollingMessageSource and “.source” at the end of handler’s name</text:span></text:p>
      <text:p text:style-name="P6"/>
      <text:p text:style-name="P20">How to enable</text:p>
      <text:p text:style-name="P6"/>
      <text:p text:style-name="Standard">@EnableIntegration – <text:span text:style-name="T17">is needed only with Java configuration (not xml)</text:span></text:p>
      <text:p text:style-name="P16">Adds bean errorChannel(with it’s LoggingHandler), taskSchedulers(for pollers).</text:p>
      <text:p text:style-name="P19"><text:soft-page-break/>And some other stuff.</text:p>
      <text:p text:style-name="P19"/>
      <text:p text:style-name="P19">@IntegrationComponentScan – to find classes with integration specific annotations.</text:p>
      <text:p text:style-name="P19"/>
      <text:p text:style-name="P19">@EnablePublisher</text:p>
      <text:p text:style-name="P19"/>
      <text:p text:style-name="Standard"/>
      <text:p text:style-name="P21">Classes</text:p>
      <text:p text:style-name="P3"><text:span text:style-name="T1">Package </text:span>org.springframework.integration</text:p>
      <text:p text:style-name="P3"/>
      <text:p text:style-name="P3">org.springframework.messaging.Message – <text:span text:style-name="T1">interface, unit of data, transferred in channels. </text:span><text:span text:style-name="T2">Consists of metadata(</text:span><text:span text:style-name="T3">MessageHeaders</text:span><text:span text:style-name="T2">) and actual data.</text:span></text:p>
      <text:p text:style-name="P3"/>
      <text:p text:style-name="P3">MessageSource </text:p>
      <text:p text:style-name="P3"/>
      <text:p text:style-name="P28">org.springframework.messaging.MessageHandler</text:p>
      <text:p text:style-name="P28">Implementations: AggregatingMessageHandler, MessageTransformingHandler, AbstractMessageSplitter</text:p>
      <text:p text:style-name="P3"/>
      <text:p text:style-name="P3">org.springframework.messaging.MessageChannel – <text:span text:style-name="T18">to send (has send())</text:span></text:p>
      <text:p text:style-name="P3">PollableChannel – <text:span text:style-name="T18">additionally has receive()</text:span></text:p>
      <text:p text:style-name="P3">SubscribableChannel – <text:span text:style-name="T18">additionally has subscribe/unsubscribe(MessageHandler)</text:span></text:p>
      <text:p text:style-name="P29"><text:span text:style-name="T7">Implementations</text:span><text:span text:style-name="T18">: continue</text:span></text:p>
      <text:p text:style-name="P30">DirrectChannel – handler will operate in the same thread as caller</text:p>
      <text:p text:style-name="P3"/>
      <text:p text:style-name="P3"/>
      <text:p text:style-name="P3">org.springframework.integration.endpoint.AbstractEndpoint</text:p>
      <text:p text:style-name="P27">Implementations: EventDrivenConsumer, PollingConsumer</text:p>
      <text:p text:style-name="P27">use ConsumerEndpointFactoryBean to define exact impl. for desired channel</text:p>
      <text:p text:style-name="P27"/>
      <text:p text:style-name="P31"><text:span text:style-name="T20">MessagingTemplate – assume, that everything(channels, endpoints, etc) is configured and you need to send some message “from aside”. Use MessagingTemplate#send()/recieve()/and-others. </text:span><text:span text:style-name="T16">How to instantiate??</text:span></text:p>
      <text:p text:style-name="P3"/>
      <text:p text:style-name="P20">Attonations</text:p>
      <text:p text:style-name="P3"/>
      <text:p text:style-name="P4">@MessagingGateway</text:p>
      <text:p text:style-name="P4"/>
      <text:p text:style-name="P3">@Publisher</text:p>
      <text:p text:style-name="P3"/>
      <text:p text:style-name="P3">@GlobalChannelInterceptor</text:p>
      <text:p text:style-name="P3"><text:span text:style-name="T3">ChannelInterceptor</text:span> – <text:span text:style-name="T18">has pre/post Send/Receive, after...Completion</text:span><text:span text:style-name="T19">(will be invoked even after exception)</text:span><text:span text:style-name="T18">. </text:span><text:span text:style-name="T7">Register by</text:span><text:span text:style-name="T18"> channel.addInterceptor(..) and spy messages.</text:span></text:p>
      <text:p text:style-name="P3"/>
      <text:p text:style-name="P3">@IntegrationConverter</text:p>
      <text:p text:style-name="P3">Converter, GenericConverter, or ConverterFactory</text:p>
      <text:p text:style-name="P3"/>
      <text:p text:style-name="P22">Error handling</text:p>
      <text:p text:style-name="P33">Assume, that message handler throws exception.</text:p>
      <text:p text:style-name="P33">If handler operates in the same thread as publisher – publisher will receive this exception.</text:p>
      <text:p text:style-name="P33">If handler operates in other thread – exception will become a payload of <text:span text:style-name="T3">ErrorMessage</text:span> which will be send to channel</text:p>
      <text:p text:style-name="P33"><text:soft-page-break/>1) defined in header MessageHeaders.ERROR_CHANNEL - <text:span text:style-name="T3">if such header exists</text:span></text:p>
      <text:p text:style-name="P33"><text:span text:style-name="T3">or</text:span></text:p>
      <text:p text:style-name="P33">2) “errorChannel” (<text:span text:style-name="T3">IntegrationContextUtils.ERROR_CHANNEL_BEAN_NAME</text:span>) – which is pub-sub channel – register consumer and process errors</text:p>
      <text:p text:style-name="P33"/>
      <text:p text:style-name="P33"/>
      <text:p text:style-name="P24">Java DSL</text:p>
      <text:p text:style-name="P35">Uses IntegrationFlows to configure channels, consumers, etc. <text:span text:style-name="T9">It registers beans</text:span></text:p>
      <text:p text:style-name="P33"/>
      <text:p text:style-name="P23">Miscellaneous</text:p>
      <text:p text:style-name="P34">Every message has ID in MessageHeaders.ID. It changes if message mutates. To set strategy declare bean, that implements org.springframework.util.IdGenerator. <text:span text:style-name="T3">There may be only one id-generator per class loader (</text:span><text:span text:style-name="T8">generator is set to some static field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onaco" svg:font-family="Monaco, Menl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26T18:44:28.839000000</dc:date>
    <meta:editing-duration>PT3H33M21S</meta:editing-duration>
    <meta:editing-cycles>14</meta:editing-cycles>
    <meta:document-statistic meta:table-count="0" meta:image-count="0" meta:object-count="0" meta:page-count="3" meta:paragraph-count="73" meta:word-count="476" meta:character-count="4376" meta:non-whitespace-character-count="3934"/>
  </office:meta>
</office:document-meta>
</file>